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9cm" style:rel-column-width="1530*"/>
    </style:style>
    <style:style style:name="Table1.B" style:family="table-column">
      <style:table-column-properties style:column-width="2.297cm" style:rel-column-width="1302*"/>
    </style:style>
    <style:style style:name="Table1.C" style:family="table-column">
      <style:table-column-properties style:column-width="3.099cm" style:rel-column-width="1757*"/>
    </style:style>
    <style:style style:name="Table1.D" style:family="table-column">
      <style:table-column-properties style:column-width="8.906cm" style:rel-column-width="5049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206b1c" officeooo:paragraph-rsid="002656e4"/>
    </style:style>
    <style:style style:name="P4" style:family="paragraph" style:parent-style-name="Standard" style:list-style-name="L1">
      <style:paragraph-properties fo:text-align="center" style:justify-single-word="false"/>
      <style:text-properties officeooo:rsid="002145db" officeooo:paragraph-rsid="002145db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bold" officeooo:rsid="001db272" officeooo:paragraph-rsid="001db27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db272" officeooo:paragraph-rsid="001db272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officeooo:rsid="002656e4" officeooo:paragraph-rsid="002656e4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officeooo:rsid="00303048" officeooo:paragraph-rsid="00281b7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officeooo:rsid="002270aa" officeooo:paragraph-rsid="002270aa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29fd1e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656e4" officeooo:paragraph-rsid="002656e4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fd763" officeooo:paragraph-rsid="002270aa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81b7d" officeooo:paragraph-rsid="00281b7d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81b7d" officeooo:paragraph-rsid="0029fd1e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321b29" officeooo:paragraph-rsid="0029fd1e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303231" officeooo:paragraph-rsid="00281b7d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ea775" officeooo:paragraph-rsid="0029fd1e"/>
    </style:style>
    <style:style style:name="P19" style:family="paragraph" style:parent-style-name="Standard">
      <style:paragraph-properties fo:text-align="justify" style:justify-single-word="false"/>
      <style:text-properties officeooo:rsid="002ea775" officeooo:paragraph-rsid="0029fd1e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9fd1e" officeooo:paragraph-rsid="0029fd1e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c22ae" officeooo:paragraph-rsid="002c22ae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c22ae" officeooo:paragraph-rsid="002c3431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2c22ae" officeooo:paragraph-rsid="002ef985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c3431" officeooo:paragraph-rsid="002c3431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2c3431" officeooo:paragraph-rsid="002ef985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30c3db" officeooo:paragraph-rsid="0030c3db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32c267" officeooo:paragraph-rsid="0032c267"/>
    </style:style>
    <style:style style:name="P28" style:family="paragraph" style:parent-style-name="Table_20_Contents">
      <style:paragraph-properties fo:text-align="justify" style:justify-single-word="false"/>
      <style:text-properties officeooo:rsid="0030c3db" officeooo:paragraph-rsid="0030c3db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0c3db" officeooo:paragraph-rsid="0030c3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6b1c" style:font-weight-asian="bold" style:font-weight-complex="bold"/>
    </style:style>
    <style:style style:name="T3" style:family="text">
      <style:text-properties officeooo:rsid="002656e4"/>
    </style:style>
    <style:style style:name="T4" style:family="text">
      <style:text-properties fo:font-weight="normal" officeooo:rsid="00206b1c" style:font-weight-asian="normal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officeooo:rsid="002fd763"/>
    </style:style>
    <style:style style:name="T7" style:family="text">
      <style:text-properties officeooo:rsid="00281b7d"/>
    </style:style>
    <style:style style:name="T8" style:family="text">
      <style:text-properties officeooo:rsid="003cc816"/>
    </style:style>
    <style:style style:name="T9" style:family="text">
      <style:text-properties officeooo:rsid="0029fd1e"/>
    </style:style>
    <style:style style:name="T10" style:family="text">
      <style:text-properties officeooo:rsid="00303231"/>
    </style:style>
    <style:style style:name="T11" style:family="text">
      <style:text-properties officeooo:rsid="002c3431"/>
    </style:style>
    <style:style style:name="T12" style:family="text">
      <style:text-properties officeooo:rsid="002c44fa"/>
    </style:style>
    <style:style style:name="T13" style:family="text">
      <style:text-properties officeooo:rsid="002dd456"/>
    </style:style>
    <style:style style:name="T14" style:family="text">
      <style:text-properties officeooo:rsid="002ef9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so de Uso <text:span text:style-name="T3">Enviar Email</text:span></text:p>
      <text:p text:style-name="P1"/>
      <text:list xml:id="list6377926083219643600" text:style-name="L1">
        <text:list-item>
          <text:p text:style-name="P6">Nome</text:p>
          <text:p text:style-name="P12">Enviar Email</text:p>
          <text:p text:style-name="P12"/>
        </text:list-item>
        <text:list-item>
          <text:p text:style-name="P6">Identificador</text:p>
          <text:p text:style-name="P2">CSU0<text:span text:style-name="T3">9</text:span>.</text:p>
          <text:p text:style-name="P2"/>
        </text:list-item>
        <text:list-item>
          <text:p text:style-name="P6">Importância</text:p>
          <text:p text:style-name="P12">Este caso de uso é de suma importância tendo em vista que tanto os candidatos são notificados de eventos do sistema através do envio de e-mail. Estes eventos são os agendamentos de entrevistas em que os candidatos devem ser notificados e o outro evento é a divulgação do resultado final. Neste caso tanto o candidato quanto o cliente devem ser notificados. Tendo em vista esta importância, este caso de uso é classificado como de <text:span text:style-name="T2">Risco baixo e prioridade alta</text:span><text:span text:style-name="T4">.</text:span></text:p>
          <text:p text:style-name="P12"><text:span text:style-name="T4"/></text:p>
        </text:list-item>
        <text:list-item>
          <text:p text:style-name="P6">Sumário</text:p>
          <text:p text:style-name="P12">O sistema deverá enviar e-mail para os candidatos e para o cliente para notificá-los de eventos de seus interesses.</text:p>
          <text:p text:style-name="P2"/>
        </text:list-item>
        <text:list-item>
          <text:p text:style-name="P6">Ator Primário</text:p>
          <text:p text:style-name="P12">Analista de RH.</text:p>
          <text:p text:style-name="P12"/>
        </text:list-item>
        <text:list-item>
          <text:p text:style-name="P6">Pré-condições</text:p>
          <text:list>
            <text:list-item>
              <text:p text:style-name="P12">Execução do agendamento de entrevista;</text:p>
            </text:list-item>
            <text:list-item>
              <text:p text:style-name="P12">Execução do reportar de resultado;</text:p>
            </text:list-item>
            <text:list-item>
              <text:p text:style-name="P12">O cadastro do cliente e do candidato esteja configurado corretamente com o campo “e-mail”.</text:p>
            </text:list-item>
          </text:list>
          <text:p text:style-name="P3"/>
        </text:list-item>
        <text:list-item>
          <text:p text:style-name="P6">Fluxo Principal</text:p>
          <text:list>
            <text:list-item>
              <text:p text:style-name="P12"><text:span text:style-name="T1">Envio Automático por ocasião do agendamento de uma entrevista</text:span></text:p>
              <text:list>
                <text:list-item>
                  <text:p text:style-name="P15">A partir a Entrevista agendada o sistema:</text:p>
                  <text:list>
                    <text:list-item>
                      <text:p text:style-name="P15">obtem qual é a inscrição do candidato, quem é o candidato e obtem o seu e-mail;</text:p>
                    </text:list-item>
                    <text:list-item>
                      <text:p text:style-name="P15">instancia o serviço responsável pelo envio de e-mail;</text:p>
                    </text:list-item>
                    <text:list-item>
                      <text:p text:style-name="P15">e<text:span text:style-name="T6">nvia e-mail para o candidato, conforme template constante do arquivo “</text:span><text:a xlink:type="simple" xlink:href="../emailAgendamentoEntrevista.odt" text:style-name="Internet_20_link" text:visited-style-name="Visited_20_Internet_20_Link"><text:span text:style-name="T5">emailAgendamentoEntrevista.odt</text:span></text:a><text:span text:style-name="T6">” informando que fora selecionado para entrevista.</text:span></text:p>
                    </text:list-item>
                    <text:list-item>
                      <text:p text:style-name="P15"><text:span text:style-name="T6">Para cada e-mail enviado, </text:span>o sistema<text:span text:style-name="T6">:</text:span></text:p>
                      <text:list>
                        <text:list-item>
                          <text:p text:style-name="P11"><text:span text:style-name="T7">cria e persiste uma nova instancia da classe EnvioEmail, associada à Entrevista do candidato.</text:span></text:p>
                        </text:list-item>
                        <text:list-item>
                          <text:p text:style-name="P11"><text:span text:style-name="T7">altera o atributo “emailEntrevista”, da classe Inscricao para “true”;</text:span></text:p>
                        </text:list-item>
                      </text:list>
                    </text:list-item>
                  </text:list>
                  <text:p text:style-name="P14"/>
                </text:list-item>
              </text:list>
            </text:list-item>
            <text:list-item>
              <text:p text:style-name="P8">Envio Automático para o candidato por ocasisão da publicação do resultado final</text:p>
              <text:list>
                <text:list-item>
                  <text:p text:style-name="P15">A partir da inscrição do candidato, o sistema:</text:p>
                  <text:list>
                    <text:list-item>
                      <text:p text:style-name="P15">obtem o candidato e o seu e-mail;</text:p>
                    </text:list-item>
                    <text:list-item>
                      <text:p text:style-name="P15">instancia o serviço responsável pelo envio de e-mail;</text:p>
                    </text:list-item>
                    <text:list-item>
                      <text:p text:style-name="P15">e<text:span text:style-name="T6">nvia e-mail para o candidato, conforme template constante do arquivo “</text:span><text:a xlink:type="simple" xlink:href="../emailResultadoCandidato.odt" text:style-name="Internet_20_link" text:visited-style-name="Visited_20_Internet_20_Link"><text:span text:style-name="T5">emailResultadoCandidato.odt</text:span></text:a><text:span text:style-name="T6">” informando que fora </text:span>aprovado no processo seletivo<text:span text:style-name="T6">.</text:span></text:p>
                    </text:list-item>
                    <text:list-item>
                      <text:p text:style-name="P15"><text:span text:style-name="T6">Para cada e-mail enviado, </text:span>o sistema: </text:p>
                      <text:list>
                        <text:list-item>
                          <text:p text:style-name="P15"><text:soft-page-break/>cria<text:span text:style-name="T6"> </text:span>e persiste uma <text:span text:style-name="T6">nova instancia da classe EnvioEmail, associada </text:span>à<text:span text:style-name="T6"> </text:span>Inscrição do candidato<text:span text:style-name="T6">.</text:span></text:p>
                        </text:list-item>
                        <text:list-item>
                          <text:p text:style-name="P15"><text:span text:style-name="T6">Altera o atributo “emailResultado”, da classe Inscricao para “true”;</text:span></text:p>
                        </text:list-item>
                      </text:list>
                    </text:list-item>
                  </text:list>
                  <text:p text:style-name="P17"/>
                </text:list-item>
              </text:list>
            </text:list-item>
            <text:list-item>
              <text:p text:style-name="P8">Envio Automático para o c<text:span text:style-name="T13">liente</text:span> por ocasisão da publicação do resultado final</text:p>
              <text:list>
                <text:list-item>
                  <text:p text:style-name="P20">A partir do processo seletivo o sistema: </text:p>
                  <text:list>
                    <text:list-item>
                      <text:p text:style-name="P20">obtem o cliente e o seu e-mail;</text:p>
                    </text:list-item>
                    <text:list-item>
                      <text:p text:style-name="P20"><text:span text:style-name="T7">o sistema instancia o serviço responsável pelo envio de e-mail;</text:span></text:p>
                    </text:list-item>
                    <text:list-item>
                      <text:p text:style-name="P20"><text:span text:style-name="T7">envia um e-mail para o cliente, </text:span>tendo como modelo o template constante do arquivo “<text:a xlink:type="simple" xlink:href="../emailResultadoCliente.odt" text:style-name="Internet_20_link" text:visited-style-name="Visited_20_Internet_20_Link">emailResultadoCliente.odt</text:a>”<text:span text:style-name="T7">, com </text:span>o<text:span text:style-name="T7"> arquivo anexo </text:span>PDF do resultado anexo<text:span text:style-name="T7">. </text:span></text:p>
                    </text:list-item>
                    <text:list-item>
                      <text:p text:style-name="P18">Cria e persiste uma nova instância da classe EnvioEmail;</text:p>
                    </text:list-item>
                    <text:list-item>
                      <text:p text:style-name="P18"><text:span text:style-name="T10">Altera o atributo “emailResultado”, da classe ProcessoSeletivo para “true”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233255212595981" text:continue-numbering="true" text:style-name="L1">
        <text:list-item>
          <text:list>
            <text:list-item>
              <text:p text:style-name="P8">Envio Manual por ocasião do agendamento de uma entrevista</text:p>
              <text:list>
                <text:list-item>
                  <text:p text:style-name="P21"><text:bookmark-start text:name="__DdeLink__1866_1777658822"/>A partir de consulta ao arquivo de log, o ator tenta enviar o e-mail ao destinatário através do uso de outra alternativa (webmail, por exemplo).</text:p>
                </text:list-item>
                <text:list-item>
                  <text:p text:style-name="P21">Depois de enviar o e-mail, o ator acessa a <text:a xlink:type="simple" xlink:href="../prototipos/enviarEmail.html.png" text:style-name="Internet_20_link" text:visited-style-name="Visited_20_Internet_20_Link">página de envio de e-mail</text:a>, para registrar os dados do e-mail enviado. <text:span text:style-name="T11">Nesta tela o ator:</text:span></text:p>
                  <text:list>
                    <text:list-item>
                      <text:p text:style-name="P24">Consulta o candidato através do seu CPF;</text:p>
                    </text:list-item>
                    <text:list-item>
                      <text:p text:style-name="P24">Pesquisa a entrevista do candidato, cuja inscrição está com o atributo “emailEntrevista” igual a false e que a data seja inferior à data atual;</text:p>
                    </text:list-item>
                    <text:list-item>
                      <text:p text:style-name="P24">Informa a data, o horário, assunto, o e-mail do destinatário (que pode não ser o que consta do cadastro, pois afinal o sistema não conseguiu enviar este e-mail automaticamente), o e-mail de origem e o conteúdo do e-mail propriamente dito;</text:p>
                    </text:list-item>
                    <text:list-item>
                      <text:p text:style-name="P24">Após informar todos estes dados, o ator clica no botão “enviar”;</text:p>
                    </text:list-item>
                    <text:list-item>
                      <text:p text:style-name="P24">O sistema cria e persiste uma nova instância da classe EnvioEmail, associada à entrevista do candidato;</text:p>
                    </text:list-item>
                    <text:list-item>
                      <text:p text:style-name="P24">Altera o atributo “emailEntrevista” da classe inscrição;<text:bookmark-end text:name="__DdeLink__1866_1777658822"/></text:p>
                      <text:p text:style-name="P24"/>
                    </text:list-item>
                  </text:list>
                </text:list-item>
              </text:list>
            </text:list-item>
            <text:list-item>
              <text:p text:style-name="P8">Envio Manual para o candidato por ocasisão da publicação do resultado final</text:p>
              <text:list>
                <text:list-item>
                  <text:p text:style-name="P22">A partir de consulta ao arquivo de log, o ator tenta enviar o e-mail ao destinatário através do uso de outra alternativa (webmail, por exemplo).</text:p>
                </text:list-item>
                <text:list-item>
                  <text:p text:style-name="P22">Depois de enviar o e-mail, o ator acessa a <text:a xlink:type="simple" xlink:href="../prototipos/enviarEmail.html.png" text:style-name="Internet_20_link" text:visited-style-name="Visited_20_Internet_20_Link">página de envio de e-mail</text:a>, para registrar os dados do e-mail enviado. <text:span text:style-name="T11">Nesta tela o ator:</text:span></text:p>
                  <text:list>
                    <text:list-item>
                      <text:p text:style-name="P24">Consulta o candidato através do seu CPF;</text:p>
                    </text:list-item>
                    <text:list-item>
                      <text:p text:style-name="P24">Pesquisa a inscrição <text:span text:style-name="T12">do candidato que </text:span>está <text:span text:style-name="T12">na situação APROVADA_CONVOCADA</text:span> <text:s/>e que a data seja inferior à data atual;</text:p>
                    </text:list-item>
                    <text:list-item>
                      <text:p text:style-name="P24">Informa a data, o horário, assunto, o e-mail do destinatário (que pode não ser o que consta do cadastro, pois afinal o sistema não conseguiu enviar este e-mail automaticamente), o e-mail de origem e o conteúdo do e-mail propriamente dito;</text:p>
                    </text:list-item>
                    <text:list-item>
                      <text:p text:style-name="P24">Após informar todos estes dados, o ator clica no botão “enviar”;</text:p>
                    </text:list-item>
                    <text:list-item>
                      <text:p text:style-name="P24">O sistema cria e persiste uma nova instância da classe EnvioEmail, associada à entrevista do candidato;</text:p>
                    </text:list-item>
                    <text:list-item>
                      <text:p text:style-name="P24">Altera o atributo “email<text:span text:style-name="T12">Resultado</text:span>” da classe <text:span text:style-name="T12">I</text:span>nscrição;</text:p>
                      <text:p text:style-name="P24"/>
                    </text:list-item>
                  </text:list>
                </text:list-item>
              </text:list>
            </text:list-item>
            <text:list-item>
              <text:p text:style-name="P8">Envio Manual para o c<text:span text:style-name="T14">liente</text:span> por ocasisão da publicação do resultado final</text:p>
              <text:list>
                <text:list-item>
                  <text:p text:style-name="P23"><text:soft-page-break/>A partir de consulta ao arquivo de log, o ator tenta enviar o e-mail ao destinatário através do uso de outra alternativa (webmail, por exemplo).</text:p>
                </text:list-item>
                <text:list-item>
                  <text:p text:style-name="P23">Depois de enviar o e-mail, o ator acessa a <text:a xlink:type="simple" xlink:href="../prototipos/enviarEmail.html.png" text:style-name="Internet_20_link" text:visited-style-name="Visited_20_Internet_20_Link">página de envio de e-mail</text:a>, para registrar os dados do e-mail enviado. <text:span text:style-name="T11">Nesta tela o ator:</text:span></text:p>
                  <text:list>
                    <text:list-item>
                      <text:p text:style-name="P25">Consulta o c<text:span text:style-name="T14">liente</text:span> através do seu C<text:span text:style-name="T14">N</text:span>P<text:span text:style-name="T14">J;</text:span></text:p>
                    </text:list-item>
                    <text:list-item>
                      <text:p text:style-name="P25">Pesquisa <text:span text:style-name="T14">o processo seletivo do cliente para o qual deseja notificá-lo do resultado</text:span>;</text:p>
                    </text:list-item>
                    <text:list-item>
                      <text:p text:style-name="P25">Informa a data, o horário, assunto, o e-mail do destinatário (que pode não ser o que consta do cadastro, pois afinal o sistema não conseguiu enviar este e-mail automaticamente), o e-mail de origem e o conteúdo do e-mail propriamente dito;</text:p>
                    </text:list-item>
                    <text:list-item>
                      <text:p text:style-name="P25">Após informar todos estes dados, o ator clica no botão “enviar”;</text:p>
                    </text:list-item>
                    <text:list-item>
                      <text:p text:style-name="P25">O sistema cria e persiste uma nova instância da classe EnvioEmail, associada à entrevista do candidato;</text:p>
                    </text:list-item>
                    <text:list-item>
                      <text:p text:style-name="P25">Altera o atributo “email<text:span text:style-name="T12">Resultado</text:span>” da classe <text:span text:style-name="T14">ProcessoSeletivo</text:span>;</text:p>
                      <text:p text:style-name="P25"/>
                    </text:list-item>
                  </text:list>
                </text:list-item>
              </text:list>
            </text:list-item>
          </text:list>
        </text:list-item>
        <text:list-item>
          <text:p text:style-name="P6">Fluxos Alternativos</text:p>
          <text:list>
            <text:list-item>
              <text:p text:style-name="P9">Erro ao Enviar o Email</text:p>
              <text:list>
                <text:list-item>
                  <text:p text:style-name="P20">Durante a execução de qualquer um dos cenários: 7.1, 7.2 ou 7.3, o sistema não consegue enviar o e-mail ao destinatário</text:p>
                </text:list-item>
                <text:list-item>
                  <text:p text:style-name="P16">O sistema <text:span text:style-name="T8">abre janela “</text:span><text:a xlink:type="simple" xlink:href="../prototipos/msg12.html.png" text:style-name="Internet_20_link" text:visited-style-name="Visited_20_Internet_20_Link"><text:span text:style-name="T8">pop-up</text:span></text:a><text:span text:style-name="T8">”</text:span> <text:span text:style-name="T8">com </text:span>a mensagem “Msg12” <text:span text:style-name="T8">informando </text:span>ao ator que durante o agendamento das entrevistas, algum e-mail não pode ser enviado.</text:p>
                </text:list-item>
                <text:list-item>
                  <text:p text:style-name="P16"><text:span text:style-name="T9">Para cada e-mail que não pode ser enviado, adiciona um nova linha ao arquivo de e-mail.log constando os dados relativos ao e-mail, tais como: data, horário, destinatário, assunto, objeto associado.</text:span></text:p>
                </text:list-item>
                <text:list-item>
                  <text:p text:style-name="P20">Não persiste a instancia da classe EnvioEmail criada e não altera os valores dos atributos “emailEntrevista” e “emailResultado” da classe Inscrição e também não altera o valor do atributo “emailResultado” da classe ProcessoSeletivo.</text:p>
                </text:list-item>
              </text:list>
            </text:list-item>
          </text:list>
          <text:p text:style-name="P4"/>
        </text:list-item>
        <text:list-item>
          <text:p text:style-name="P6">Fluxos de Exceção</text:p>
          <text:p text:style-name="P5"/>
        </text:list-item>
        <text:list-item>
          <text:p text:style-name="P6">Pós-condições</text:p>
          <text:p text:style-name="P27">Um e-mail voi enviado e persistido corretamente.</text:p>
          <text:p text:style-name="P27"/>
        </text:list-item>
        <text:list-item>
          <text:p text:style-name="P6">Regras de Negócio</text:p>
          <text:p text:style-name="P5"/>
        </text:list-item>
        <text:list-item>
          <text:p text:style-name="P6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Data</text:p>
          </table:table-cell>
          <table:table-cell table:style-name="Table1.A1" office:value-type="string">
            <text:p text:style-name="P29">Versão</text:p>
          </table:table-cell>
          <table:table-cell table:style-name="Table1.A1" office:value-type="string">
            <text:p text:style-name="P29">Usuário</text:p>
          </table:table-cell>
          <table:table-cell table:style-name="Table1.D1" office:value-type="string">
            <text:p text:style-name="P29">Descrição</text:p>
          </table:table-cell>
        </table:table-row>
        <table:table-row>
          <table:table-cell table:style-name="Table1.A2" office:value-type="string">
            <text:p text:style-name="P28">23/06/2016</text:p>
          </table:table-cell>
          <table:table-cell table:style-name="Table1.B2" office:value-type="string">
            <text:p text:style-name="P28">1.0</text:p>
          </table:table-cell>
          <table:table-cell table:style-name="Table1.C2" office:value-type="string">
            <text:p text:style-name="P28">Gilmar-fa</text:p>
          </table:table-cell>
          <table:table-cell table:style-name="Table1.D2" office:value-type="string">
            <text:p text:style-name="P28">Criação do documento.</text:p>
          </table:table-cell>
        </table:table-row>
      </table:table>
      <text:list xml:id="list233253962736142" text:continue-numbering="true" text:style-name="L1">
        <text:list-header>
          <text:p text:style-name="P5"/>
        </text:list-header>
        <text:list-item>
          <text:p text:style-name="P6">Notas de Implementação</text:p>
          <text:p text:style-name="P5"/>
        </text:list-item>
        <text:list-item>
          <text:p text:style-name="P10">Documentação Auxiliar</text:p>
          <text:list>
            <text:list-item>
              <text:p text:style-name="P26"><text:a xlink:type="simple" xlink:href="../imagens-uml/uc-enviar-email.png" text:style-name="Internet_20_link" text:visited-style-name="Visited_20_Internet_20_Link">Diagrama de caso de uso</text:a></text:p>
            </text:list-item>
            <text:list-item>
              <text:p text:style-name="P26"><text:a xlink:type="simple" xlink:href="../imagens-uml/cd-enviar-email.png" text:style-name="Internet_20_link" text:visited-style-name="Visited_20_Internet_20_Link">Diagrama de classes</text:a>.</text:p>
            </text:list-item>
          </text:list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3T23:32:53.145026368</dc:date>
    <meta:editing-duration>PT1H33M37S</meta:editing-duration>
    <meta:editing-cycles>14</meta:editing-cycles>
    <dc:creator>Gilmar Arantes</dc:creator>
    <meta:document-statistic meta:table-count="1" meta:image-count="0" meta:object-count="0" meta:page-count="3" meta:paragraph-count="89" meta:word-count="1096" meta:character-count="6835" meta:non-whitespace-character-count="5898"/>
  </office:meta>
</office:document-meta>
</file>